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55308d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67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55308d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column table:style-name="co1" table:default-cell-style-name="ce34"/>
        <table:table-column table:style-name="co1" table:default-cell-style-name="ce10"/>
        <table:table-column table:style-name="co1" table:default-cell-style-name="ce62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4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4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2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2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2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2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2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2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2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2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2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2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2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2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2" office:value-type="string" calcext:value-type="string" table:number-columns-spanned="2" table:number-rows-spanned="2">
            <text:p>Andesita</text:p>
          </table:table-cell>
          <table:covered-table-cell/>
          <table:table-cell table:style-name="ce12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2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2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 table:style-name="ce7"/>
          <table:covered-table-cell table:style-name="ce34"/>
          <table:covered-table-cell table:style-name="ce66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2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2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2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2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4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2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2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4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2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2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2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2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2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2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2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2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2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2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 table:style-name="ce7"/>
          <table:covered-table-cell table:style-name="ce34"/>
          <table:covered-table-cell table:style-name="ce7"/>
          <table:covered-table-cell table:style-name="ce34"/>
          <table:covered-table-cell table:style-name="ce66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2" table:number-columns-spanned="2" table:number-rows-spanned="2"/>
          <table:covered-table-cell/>
          <table:table-cell table:style-name="ce12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2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2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2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2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39"/>
          <table:covered-table-cell table:style-name="ce59"/>
          <table:covered-table-cell table:style-name="ce66"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39"/>
          <table:covered-table-cell table:style-name="ce59"/>
          <table:covered-table-cell table:style-name="ce66"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2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style-name="ce22"/>
          <table:covered-table-cell table:number-columns-repeated="4" table:style-name="ce43"/>
          <table:covered-table-cell table:style-name="ce42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style-name="ce17"/>
          <table:covered-table-cell table:number-columns-repeated="4" table:style-name="ce46"/>
          <table:covered-table-cell table:style-name="ce38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2"/>
          <table:covered-table-cell/>
          <table:covered-table-cell table:style-name="ce12"/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2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2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style-name="ce12" table:number-columns-spanned="2" table:number-rows-spanned="2"/>
          <table:covered-table-cell/>
          <table:table-cell table:style-name="ce12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7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2" table:number-columns-spanned="2" table:number-rows-spanned="2"/>
          <table:covered-table-cell/>
          <table:table-cell table:style-name="ce12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4"/>
          <table:covered-table-cell/>
          <table:covered-table-cell table:style-name="ce34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2" table:number-columns-spanned="2" table:number-rows-spanned="2"/>
          <table:covered-table-cell/>
          <table:table-cell table:style-name="ce12" office:value-type="string" calcext:value-type="string" table:number-columns-spanned="2" table:number-rows-spanned="2">
            <text:p>Concurso de belleza</text:p>
            <text:p>Votamos por jugadores</text:p>
            <text:p>El mas guapo se lleva premio</text:p>
          </table:table-cell>
          <table:covered-table-cell/>
          <table:table-cell table:style-name="ce12" office:value-type="string" calcext:value-type="string" table:number-columns-spanned="2" table:number-rows-spanned="2">
            <text:p>Amigo invisible</text:p>
          </table:table-cell>
          <table:covered-table-cell table:style-name="ce8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number-columns-repeated="2" table:style-name="ce34"/>
          <table:covered-table-cell/>
          <table:covered-table-cell table:style-name="ce34"/>
          <table:covered-table-cell/>
          <table:covered-table-cell table:style-name="ce34"/>
          <table:covered-table-cell table:style-name="ce6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2:16:06.7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6T22:50:51.856000000</dc:date>
    <meta:editing-duration>P1DT17H38M55S</meta:editing-duration>
    <meta:editing-cycles>32</meta:editing-cycles>
    <meta:generator>LibreOffice/7.3.2.2$Windows_X86_64 LibreOffice_project/49f2b1bff42cfccbd8f788c8dc32c1c309559be0</meta:generator>
    <meta:document-statistic meta:table-count="1" meta:cell-count="150" meta:object-count="0"/>
  </office:meta>
</office:document-meta>
</file>